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media-type="image/.png" manifest:full-path="Pictures/A1.png"/>
  <manifest:file-entry manifest:media-type="image/.png" manifest:full-path="Pictures/A2.png"/>
  <manifest:file-entry manifest:media-type="image/.png" manifest:full-path="Pictures/A3.png"/>
  <manifest:file-entry manifest:media-type="image/.png" manifest:full-path="Pictures/A4.png"/>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Tahoma1" svg:font-family="Tahoma"/>
    <style:font-face style:name="Times New Roman1" svg:font-family="'Times New Roman'"/>
    <style:font-face style:font-family-generic="modern" style:font-pitch="fixed" style:name="CourierNewPSMT" svg:font-family="CourierNewPSMT"/>
    <style:font-face style:font-pitch="variable" style:name="Lucida Sans Unicode" svg:font-family="'Lucida Sans Unicode'"/>
    <style:font-face style:font-pitch="variable" style:name="Tahoma" svg:font-family="Tahoma"/>
    <style:font-face style:font-adornments="Italique" style:font-family-generic="roman" style:font-pitch="variable" style:name="Garamond" svg:font-family="Garamond"/>
    <style:font-face style:font-family-generic="roman" style:font-pitch="variable" style:name="Times New Roman" svg:font-family="'Times New Roman'"/>
    <style:font-face style:font-family-generic="swiss" style:font-pitch="variable" style:name="Arial" svg:font-family="Arial"/>
    <style:font-face style:font-adornments="Italique" style:font-family-generic="swiss" style:font-pitch="variable" style:name="Arial1" svg:font-family="Arial"/>
    <style:font-face style:font-adornments="Gras" style:font-family-generic="swiss" style:font-pitch="variable" style:name="Arial Narrow" svg:font-family="'Arial Narrow'"/>
    <style:font-face style:font-adornments="Gras Italique" style:font-family-generic="swiss" style:font-pitch="variable" style:name="Arial Narrow1" svg:font-family="'Arial Narrow'"/>
    <style:font-face style:font-adornments="Normal" style:font-family-generic="swiss" style:font-pitch="variable" style:name="Arial Narrow2" svg:font-family="'Arial Narrow'"/>
    <style:font-face style:font-family-generic="system" style:font-pitch="variable" style:name="Mangal" svg:font-family="Mangal"/>
    <style:font-face style:font-family-generic="system" style:font-pitch="variable" style:name="SimSun" svg:font-family="SimSun"/>
  </office:font-face-decls>
  <office:automatic-styles>
    <style:style style:family="paragraph" style:name="P1" style:parent-style-name="Standard">
      <style:text-properties fo:country="US" fo:language="en" style:font-name="Times New Roman1" style:use-window-font-color="true"/>
    </style:style>
    <style:style style:family="paragraph" style:name="P2" style:parent-style-name="Text_20_body">
      <style:paragraph-properties fo:margin-bottom="0.035cm" fo:margin-left="0cm" fo:margin-right="0cm" fo:margin-top="0.035cm" fo:text-indent="0cm" loext:contextual-spacing="false" style:auto-text-indent="false"/>
    </style:style>
    <style:style style:family="paragraph" style:name="P3" style:parent-style-name="Text_20_body">
      <style:paragraph-properties fo:margin-bottom="0.035cm" fo:margin-left="0cm" fo:margin-right="0cm" fo:margin-top="0.035cm" fo:text-indent="0cm" loext:contextual-spacing="false" style:auto-text-indent="false"/>
      <style:text-properties style:font-name="Times New Roman1" style:use-window-font-color="true"/>
    </style:style>
    <style:style style:family="paragraph" style:name="P4" style:parent-style-name="Text_20_body">
      <style:paragraph-properties fo:margin-bottom="0.035cm" fo:margin-left="0cm" fo:margin-right="0cm" fo:margin-top="0.035cm" fo:text-indent="0cm" loext:contextual-spacing="false" style:auto-text-indent="false"/>
      <style:text-properties fo:country="US" fo:language="en" style:font-name="Times New Roman1" style:use-window-font-color="true"/>
    </style:style>
    <style:style style:family="paragraph" style:name="P5" style:parent-style-name="Text_20_body">
      <style:paragraph-properties fo:margin-bottom="0.035cm" fo:margin-left="0cm" fo:margin-right="0cm" fo:margin-top="0.035cm" fo:text-indent="0cm" loext:contextual-spacing="false" style:auto-text-indent="false"/>
      <style:text-properties fo:country="US" fo:language="en" officeooo:paragraph-rsid="000fc933" style:font-name="Times New Roman1" style:use-window-font-color="true"/>
    </style:style>
    <style:style style:family="paragraph" style:name="P6" style:parent-style-name="Text_20_body">
      <style:paragraph-properties fo:margin-bottom="0.035cm" fo:margin-left="0cm" fo:margin-right="0cm" fo:margin-top="0.035cm" fo:text-indent="0cm" loext:contextual-spacing="false" style:auto-text-indent="false"/>
      <style:text-properties fo:background-color="transparent" fo:color="#00ff00" fo:country="GB" fo:font-size="10pt" fo:font-style="normal" fo:font-weight="normal" fo:language="en" style:font-name="Arial" style:font-size-asian="10pt" style:font-size-complex="10pt" style:font-style-asian="normal" style:font-style-complex="normal" style:font-weight-asian="normal" style:font-weight-complex="normal" style:text-underline-style="none" text:display="none"/>
    </style:style>
    <style:style style:family="paragraph" style:name="P7" style:parent-style-name="Text_20_body">
      <style:paragraph-properties fo:margin-bottom="0.041cm" fo:margin-left="0cm" fo:margin-right="0cm" fo:margin-top="0.041cm" fo:text-indent="0cm" loext:contextual-spacing="false" style:auto-text-indent="false"/>
      <style:text-properties style:use-window-font-color="true"/>
    </style:style>
    <style:style style:family="paragraph" style:name="P8" style:parent-style-name="Text_20_body">
      <style:paragraph-properties fo:hyphenation-ladder-count="no-limit" fo:margin-bottom="0cm" fo:margin-left="0cm" fo:margin-right="0cm" fo:margin-top="0.212cm" fo:orphans="2" fo:text-align="justify" fo:text-indent="0cm" fo:widows="2" loext:contextual-spacing="false" style:auto-text-indent="false" style:justify-single-word="false" style:writing-mode="lr-tb">
        <style:tab-stops>
          <style:tab-stop style:position="1.016cm"/>
        </style:tab-stops>
      </style:paragraph-properties>
      <style:text-properties fo:background-color="transparent" fo:country="GB" fo:font-size="10pt" fo:font-style="normal" fo:font-weight="normal" fo:hyphenate="false" fo:hyphenation-push-char-count="2" fo:hyphenation-remain-char-count="2" fo:language="en"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use-window-font-color="true"/>
    </style:style>
    <style:style style:family="paragraph" style:name="P9" style:parent-style-name="Standard">
      <style:paragraph-properties fo:hyphenation-ladder-count="no-limit" fo:margin-bottom="0cm" fo:margin-left="0cm" fo:margin-right="0cm" fo:margin-top="0.212cm" fo:orphans="2" fo:text-align="justify" fo:text-indent="0cm" fo:widows="2" loext:contextual-spacing="false" style:auto-text-indent="false" style:justify-single-word="false" style:writing-mode="lr-tb">
        <style:tab-stops>
          <style:tab-stop style:position="1.016cm"/>
        </style:tab-stops>
      </style:paragraph-properties>
      <style:text-properties fo:background-color="transparent" fo:country="GB" fo:font-size="10pt" fo:font-style="normal" fo:font-weight="normal" fo:hyphenate="false" fo:hyphenation-push-char-count="2" fo:hyphenation-remain-char-count="2" fo:language="en"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use-window-font-color="true"/>
    </style:style>
    <style:style style:family="paragraph" style:name="P10" style:parent-style-name="Standard">
      <style:paragraph-properties fo:hyphenation-ladder-count="no-limit" fo:margin-bottom="0cm" fo:margin-left="0cm" fo:margin-right="0cm" fo:margin-top="0.212cm" fo:orphans="2" fo:text-align="start" fo:text-indent="0cm" fo:widows="2" loext:contextual-spacing="false" style:auto-text-indent="false" style:justify-single-word="false" style:writing-mode="lr-tb">
        <style:tab-stops>
          <style:tab-stop style:position="1.016cm"/>
        </style:tab-stops>
      </style:paragraph-properties>
      <style:text-properties fo:background-color="transparent" fo:country="GB" fo:font-size="10pt" fo:font-style="normal" fo:font-weight="normal" fo:hyphenate="false" fo:hyphenation-push-char-count="2" fo:hyphenation-remain-char-count="2" fo:language="en"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use-window-font-color="true"/>
    </style:style>
    <style:style style:family="paragraph" style:name="P11" style:parent-style-name="Standard">
      <style:paragraph-properties fo:hyphenation-ladder-count="no-limit" fo:margin-bottom="0cm" fo:margin-left="0cm" fo:margin-right="0cm" fo:margin-top="0.212cm" fo:orphans="2" fo:text-align="start" fo:text-indent="0cm" fo:widows="2" loext:contextual-spacing="false" style:auto-text-indent="false" style:justify-single-word="false" style:writing-mode="lr-tb">
        <style:tab-stops>
          <style:tab-stop style:position="1.016cm"/>
        </style:tab-stops>
      </style:paragraph-properties>
      <style:text-properties fo:hyphenate="false" fo:hyphenation-push-char-count="2" fo:hyphenation-remain-char-count="2" style:use-window-font-color="true"/>
    </style:style>
    <style:style style:family="paragraph" style:name="P12" style:parent-style-name="Standard">
      <style:paragraph-properties fo:margin-left="0cm" fo:margin-right="0cm" fo:text-indent="0cm" style:auto-text-indent="false">
        <style:tab-stops>
          <style:tab-stop style:position="1.016cm"/>
        </style:tab-stops>
      </style:paragraph-properties>
      <style:text-properties fo:background-color="transparent" fo:country="GB" fo:font-size="10pt" fo:font-style="normal" fo:font-weight="normal" fo:language="en"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use-window-font-color="true"/>
    </style:style>
    <style:style style:family="paragraph" style:name="P13" style:parent-style-name="Standard">
      <style:paragraph-properties fo:margin-left="0cm" fo:margin-right="0cm" fo:text-indent="0cm" style:auto-text-indent="false">
        <style:tab-stops>
          <style:tab-stop style:position="1.016cm"/>
        </style:tab-stops>
      </style:paragraph-properties>
    </style:style>
    <style:style style:family="paragraph" style:name="P14" style:parent-style-name="Text_20_body">
      <style:paragraph-properties fo:hyphenation-ladder-count="no-limit" fo:margin-bottom="0cm" fo:margin-top="0.212cm" fo:orphans="2" fo:text-align="justify" fo:widows="2" loext:contextual-spacing="false" style:justify-single-word="false" style:writing-mode="lr-tb"/>
      <style:text-properties fo:hyphenate="false" fo:hyphenation-push-char-count="2" fo:hyphenation-remain-char-count="2" style:use-window-font-color="true"/>
    </style:style>
    <style:style style:family="paragraph" style:name="P15" style:parent-style-name="Text_20_body">
      <style:paragraph-properties fo:hyphenation-ladder-count="no-limit" fo:margin-bottom="0cm" fo:margin-top="0.212cm" fo:orphans="2" fo:text-align="justify" fo:widows="2" loext:contextual-spacing="false" style:justify-single-word="false" style:writing-mode="lr-tb"/>
      <style:text-properties fo:font-style="italic" fo:hyphenate="false" fo:hyphenation-push-char-count="2" fo:hyphenation-remain-char-count="2" style:font-style-asian="italic" style:font-style-complex="italic" style:use-window-font-color="true"/>
    </style:style>
    <style:style style:family="paragraph" style:name="P16" style:parent-style-name="Text_20_body">
      <style:paragraph-properties fo:hyphenation-ladder-count="no-limit" fo:margin-bottom="0cm" fo:margin-top="0.212cm" fo:orphans="2" fo:text-align="justify" fo:widows="2" loext:contextual-spacing="false" style:justify-single-word="false" style:writing-mode="lr-tb"/>
      <style:text-properties fo:hyphenate="false" fo:hyphenation-push-char-count="2" fo:hyphenation-remain-char-count="2"/>
    </style:style>
    <style:style style:family="paragraph" style:name="P17" style:parent-style-name="Standard">
      <style:paragraph-properties fo:hyphenation-ladder-count="no-limit" fo:margin-bottom="0cm" fo:margin-top="0.212cm" fo:orphans="2" fo:text-align="justify" fo:widows="2" loext:contextual-spacing="false" style:justify-single-word="false" style:writing-mode="lr-tb"/>
      <style:text-properties fo:font-style="italic" fo:hyphenate="false" fo:hyphenation-push-char-count="2" fo:hyphenation-remain-char-count="2" style:font-style-asian="italic" style:font-style-complex="italic" style:use-window-font-color="true"/>
    </style:style>
    <style:style style:family="paragraph" style:name="P18" style:parent-style-name="Text_20_body">
      <style:paragraph-properties fo:border="0.06pt solid #000000" fo:hyphenation-ladder-count="no-limit" fo:margin-bottom="0cm" fo:margin-top="0.212cm" fo:orphans="2" fo:padding="0.049cm" fo:text-align="justify" fo:widows="2" loext:contextual-spacing="false" style:justify-single-word="false" style:shadow="none" style:writing-mode="lr-tb"/>
      <style:text-properties fo:hyphenate="false" fo:hyphenation-push-char-count="2" fo:hyphenation-remain-char-count="2" style:use-window-font-color="true"/>
    </style:style>
    <style:style style:family="paragraph" style:name="P19" style:parent-style-name="Standard">
      <style:text-properties style:use-window-font-color="true"/>
    </style:style>
    <style:style style:family="paragraph" style:name="P20" style:parent-style-name="Text_20_body">
      <style:paragraph-properties fo:border="0.06pt solid #000000" fo:hyphenation-ladder-count="no-limit" fo:margin-bottom="0cm" fo:margin-top="0.212cm" fo:orphans="2" fo:padding="0.049cm" fo:text-align="justify" fo:widows="2" loext:contextual-spacing="false" style:justify-single-word="false" style:shadow="none" style:writing-mode="lr-tb"/>
      <style:text-properties fo:hyphenate="false" fo:hyphenation-push-char-count="2" fo:hyphenation-remain-char-count="2" officeooo:paragraph-rsid="00106bd6" style:use-window-font-color="true"/>
    </style:style>
    <style:style style:family="paragraph" style:name="P21" style:parent-style-name="Text_20_body">
      <style:paragraph-properties fo:border="0.06pt solid #000000" fo:hyphenation-ladder-count="no-limit" fo:margin-bottom="0cm" fo:margin-top="0.212cm" fo:orphans="2" fo:padding="0.049cm" fo:text-align="justify" fo:widows="2" loext:contextual-spacing="false" style:justify-single-word="false" style:shadow="none" style:writing-mode="lr-tb"/>
      <style:text-properties fo:hyphenate="false" fo:hyphenation-push-char-count="2" fo:hyphenation-remain-char-count="2" officeooo:paragraph-rsid="0010e500" style:use-window-font-color="true"/>
    </style:style>
    <style:style style:family="paragraph" style:name="P22" style:parent-style-name="Heading_20_3">
      <style:text-properties fo:font-weight="bold" style:font-weight-asian="bold" style:font-weight-complex="bold" style:text-underline-color="font-color" style:text-underline-style="solid" style:text-underline-width="auto"/>
    </style:style>
    <style:style style:family="text" style:name="T1">
      <style:text-properties fo:country="GB" fo:language="en"/>
    </style:style>
    <style:style style:family="text" style:name="T2">
      <style:text-properties fo:country="US" fo:language="en"/>
    </style:style>
    <style:style style:family="text" style:name="T3">
      <style:text-properties style:use-window-font-color="true"/>
    </style:style>
    <style:style style:family="text" style:name="T4">
      <style:text-properties fo:background-color="transparent" fo:country="GB" fo:font-size="10pt" fo:font-style="normal" fo:font-weight="normal" fo:language="en" loext:char-shading-value="0" style:font-name="Arial" style:font-size-asian="10pt" style:font-size-complex="10pt" style:font-style-asian="normal" style:font-style-complex="normal" style:font-weight-asian="normal" style:font-weight-complex="normal" style:text-underline-style="none" style:use-window-font-color="true"/>
    </style:style>
    <style:style style:family="text" style:name="T5">
      <style:text-properties fo:background-color="transparent" fo:country="GB" fo:font-size="10pt" fo:font-style="normal" fo:font-weight="normal" fo:language="en" loext:char-shading-value="0"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use-window-font-color="true"/>
    </style:style>
    <style:style style:family="text" style:name="T6">
      <style:text-properties fo:background-color="transparent" fo:country="GB" fo:font-size="10pt" fo:font-style="normal" fo:font-weight="normal" fo:language="en" loext:char-shading-value="0" style:font-name="CourierNewPSMT" style:font-name-asian="CourierNewPSMT" style:font-name-complex="CourierNewPSMT" style:font-size-asian="10pt" style:font-size-complex="10pt" style:font-style-asian="normal" style:font-style-complex="normal" style:font-weight-asian="normal" style:font-weight-complex="normal" style:text-underline-style="none" style:use-window-font-color="true"/>
    </style:style>
    <style:style style:family="text" style:name="T7">
      <style:text-properties fo:background-color="transparent" fo:country="US" fo:font-size="10pt" fo:font-style="normal" fo:font-weight="normal" fo:language="en" loext:char-shading-value="0" style:font-name="Times New Roman1" style:font-name-asian="CourierNewPSMT" style:font-name-complex="CourierNewPSMT" style:font-size-asian="10pt" style:font-size-complex="10pt" style:font-style-asian="normal" style:font-style-complex="normal" style:font-weight-asian="normal" style:font-weight-complex="normal" style:text-underline-style="none" style:use-window-font-color="true"/>
    </style:style>
    <style:style style:family="text" style:name="T8">
      <style:text-properties fo:background-color="transparent" fo:country="GB" fo:font-size="10pt" fo:font-style="normal" fo:font-weight="normal" fo:language="en" loext:char-shading-value="0" style:country-complex="SA" style:font-name="Arial" style:font-name-asian="Times New Roman" style:font-name-complex="Arial" style:font-size-asian="10pt" style:font-size-complex="10pt" style:font-style-asian="normal" style:font-style-complex="normal" style:font-weight-asian="normal" style:font-weight-complex="normal" style:language-complex="ar" style:text-underline-style="none"/>
    </style:style>
    <style:style style:family="text" style:name="T9">
      <style:text-properties fo:country="US" fo:language="en" style:font-name="Times New Roman1"/>
    </style:style>
    <style:style style:family="text" style:name="T10">
      <style:text-properties fo:country="US" fo:language="en" officeooo:rsid="000e4718" style:font-name="Times New Roman1"/>
    </style:style>
    <style:style style:family="text" style:name="T11">
      <style:text-properties fo:font-weight="bold" style:font-weight-asian="bold" style:font-weight-complex="bold"/>
    </style:style>
    <style:style style:family="text" style:name="T12">
      <style:text-properties fo:font-weight="normal" style:font-weight-asian="normal" style:font-weight-complex="normal"/>
    </style:style>
    <style:style style:family="text" style:name="T13">
      <style:text-properties officeooo:rsid="000e4718"/>
    </style:style>
    <style:style style:family="text" style:name="T14">
      <style:text-properties officeooo:rsid="000fc933"/>
    </style:style>
    <style:style style:family="text" style:name="T15">
      <style:text-properties officeooo:rsid="00106bd6"/>
    </style:style>
    <style:style style:family="text" style:name="T16">
      <style:text-properties officeooo:rsid="0010e500"/>
    </style:style>
    <style:style style:family="graphic" style:name="fr1" style:parent-style-name="Frame">
      <style:graphic-properties style:horizontal-pos="center" style:horizontal-rel="paragraph" style:vertical-pos="top" style:vertical-rel="baseline" style:wrap="none"/>
    </style:style>
    <style:style xmlns:style="xmlns:style=&quot;urn:oasis:names:tc:opendocument:xmlns:style:1.0&quot;" style:family="table-cell" style:name="TableWithBorder">
      <style:table-cell-properties xmlns:fo="xmlns:fo=&quot;urn:oasis:names:tc:opendocument:xmlns:xsl-fo-compatible:1.0&quot;" fo:border-bottom="0.002cm solid #000000" fo:border-left="0.002cm solid #000000" fo:border-right="0.002cm solid #000000" fo:border-top="0.002cm solid #000000"/>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Heading_20_1">Expression des besoins fonctionnels</text:h>
      <text:p text:style-name="P1"/>
      <text:p text:style-name="P6">Diagrammes de classes (dans LogicalView)</text:p>
      <text:p text:style-name="P2"/>
      <text:p text:style-name="P2"><text:span text:style-name="T4"/></text:p>
      <text:h text:outline-level="2" text:style-name="Heading_20_2">Diagramme de contexte et acteurs</text:h>
      <text:p text:style-name="Standard"/>
      <text:h text:outline-level="3" text:style-name="P22">Diagramme de contexte (spécification périmètre applicatif) :</text:h>
      <text:p text:style-name="P14"/>
      <text:p text:style-name="P12"/>
      <text:p text:style-name="P13"><text:span text:style-name="T5"/><text:span text:style-name="T5"><draw:frame draw:name="Cadre2" draw:style-name="fr1" draw:z-index="2" svg:height="7.514288645690834cm" svg:width="16.595cm" text:anchor-type="as-char"><draw:text-box fo:min-height="1.457cm" svg:height="1.457cm"><draw:frame style:rel-height="scale" style:rel-width="100%" svg:height="7.514288645690834cm" svg:width="16.595cm" text:anchor-type="frame"><draw:image xlink:actuate="onLoad" xlink:href="Pictures/A1.png" xlink:show="embed" xlink:type="simple"/></draw:frame><text:p text:style-name="Frame_20_contents"/></draw:text-box></draw:frame></text:span><text:span text:style-name="T5"/></text:p>
      <text:p text:style-name="P9"/>
      <text:p text:style-name="P14"/>
      <text:h text:outline-level="3" text:style-name="Heading_20_3">Acteur uml "Logiciel_comptabilité"</text:h>
      <text:p text:style-name="P19"/>
      <text:p text:style-name="P21"> <text:s/>logiciel de comptabilité <text:s/>logiciel de comptabilité</text:p>
      <text:p text:style-name="P8"/>
      <text:h text:outline-level="3" text:style-name="Heading_20_3">Acteur uml "ResponsableAbonnement"</text:h>
      <text:p text:style-name="P19"/>
      <text:p text:style-name="P21"> <text:s/>Employé de la bibliothèque en charge des inscriptions et de la gestion des contentieux</text:p>
      <text:p text:style-name="P8"/>
      <text:h text:outline-level="3" text:style-name="Heading_20_3">Acteur uml "Bibliothecaire"</text:h>
      <text:p text:style-name="P19"/>
      <text:p text:style-name="P21"> <text:s/>Employé de la bibliothèque en charge de la gestion des exemplaires et des emprunts</text:p>
      <text:p text:style-name="P8"/>
      <text:p text:style-name="P9">
</text:p>
      <text:p text:style-name="P2"><text:span text:style-name="T4"/></text:p>
      <text:h text:outline-level="2" text:style-name="Heading_20_2">Cas d'utilisation avec scénarios et activités</text:h>
      <text:p text:style-name="P15">"<text:span text:style-name="T11">Use Case</text:span>" : <text:span text:style-name="T11">objectif</text:span> (ou <text:s/>sous objectif) <text:span text:style-name="T11">utilisateur </text:span><text:span text:style-name="T12">(du système informatique</text:span><text:span text:style-name="T11">)</text:span>.</text:p>
      <text:p text:style-name="P17">Un <text:span text:style-name="T11">cas d'utilisation</text:span> (souvent associé à une session utilisateur) correspond également à une <text:span text:style-name="T11">fonctionnalité</text:span> (ou sous fonctionnalité) apportée par l'application.</text:p>
      <text:p text:style-name="P14"/>
      <text:p text:style-name="P12"/>
      <text:p text:style-name="P13"><text:span text:style-name="T5"/><text:span text:style-name="T5"><draw:frame draw:name="Cadre1" draw:style-name="fr1" draw:z-index="0" svg:height="10.009385569334837cm" svg:width="16.595cm" text:anchor-type="as-char"><draw:text-box fo:min-height="1.457cm" svg:height="1.457cm"><draw:frame style:rel-height="scale" style:rel-width="100%" svg:height="10.009385569334837cm" svg:width="16.595cm" text:anchor-type="frame"><draw:image xlink:actuate="onLoad" xlink:href="Pictures/A2.png" xlink:show="embed" xlink:type="simple"/></draw:frame><text:p text:style-name="Frame_20_contents"/></draw:text-box></draw:frame></text:span><text:span text:style-name="T5"/></text:p>
      <text:p text:style-name="P9"/>
      <text:p text:style-name="P14"/>
      <text:h text:outline-level="3" text:style-name="Heading_20_3"><text:soft-page-break/>U.C. "déclencher_enreg_comptable"</text:h>
      <text:p text:style-name="P19"/>
      <text:p text:style-name="P20"> </text:p>
      <text:p text:style-name="P20"><text:s/>scénario nominal:
1) récupérer les informations financières liées à l'achat (prix , intitulé exemplaire, ...)
2) appeler une méthode d'enregistrement comptable sur le logiciel externe de comptabilité
3) remonter un statut sur l'enregistrement délégué.
 </text:p>
      <text:p text:style-name="P18"/>
      <text:p text:style-name="P8"/>
      <text:p text:style-name="P16"><text:span text:style-name="T3"/></text:p>
      <text:h text:outline-level="3" text:style-name="Heading_20_3"><text:soft-page-break/>U.C. "lancer_restauration"</text:h>
      <text:p text:style-name="P19"/>
      <text:p text:style-name="P20"> </text:p>
      <text:p text:style-name="P20"><text:s/>pré-conditions:
* numéro de l'exemplaire devant être restauré déjà connu/renseigné (dans le contexte)

scénario nominal:
1) enregistrer l'envoi de l'exemplaire en restauration
2) afficher un statut/résumé sur l'opération effectuée </text:p>
      <text:p text:style-name="P18"/>
      <text:p text:style-name="P8"/>
      <text:p text:style-name="P16"><text:span text:style-name="T3"/></text:p>
      <text:h text:outline-level="3" text:style-name="Heading_20_3"><text:soft-page-break/>U.C. "gérer_emprunt"</text:h>
      <text:p text:style-name="P19"/>
      <text:p text:style-name="P20"> </text:p>
      <text:p text:style-name="P20"><text:s/>scénario nominal:
1) choisir un type d'action sur les emprunts (consultation, début , fin/retour )
2) déclencher un des cas dérivés (voir "UC" avec "Généralisation/Spécialisation) </text:p>
      <text:p text:style-name="P18"/>
      <text:p text:style-name="P8"/>
      <text:p text:style-name="P16"><text:span text:style-name="T3"/></text:p>
      <text:h text:outline-level="3" text:style-name="Heading_20_3"><text:soft-page-break/>U.C. "vérifier_droits_a_emprunter"</text:h>
      <text:p text:style-name="P19"/>
      <text:p text:style-name="P20"> </text:p>
      <text:p text:style-name="P20"><text:s/>pré-conditions:
* abonné déjà identifié

scénario nominal:
1) vérifier l'absence de gros contentieux
2) récupérer le nombre d'emprunt en cours
3) remonter le nombre d'emprunts  actuellement autorisés:
             0 si contentieux
             n = nbMaxEmprunts(ex: 8) - nbEmpruntsEnCours </text:p>
      <text:p text:style-name="P18"/>
      <text:p text:style-name="P8"/>
      <text:p text:style-name="P12"/>
      <text:p text:style-name="P11"><text:span text:style-name="T8"/><text:span text:style-name="T8"><draw:frame draw:name="Cadre3" draw:style-name="fr1" draw:z-index="1" svg:height="14.702753705815278cm" svg:width="16.595cm" text:anchor-type="as-char"><draw:text-box fo:min-height="1.457cm" svg:height="1.457cm"><draw:frame style:rel-height="scale" style:rel-width="100%" svg:height="14.702753705815278cm" svg:width="16.595cm" text:anchor-type="frame"><draw:image xlink:actuate="onLoad" xlink:href="Pictures/A3.png" xlink:show="embed" xlink:type="simple"/></draw:frame><text:p text:style-name="Frame_20_contents"/></draw:text-box></draw:frame></text:span><text:span text:style-name="T8"/></text:p>
      <text:p text:style-name="P10"/>
      <text:p text:style-name="P16"><text:span text:style-name="T3"/></text:p>
      <text:h text:outline-level="3" text:style-name="Heading_20_3"><text:soft-page-break/>U.C. "enregistrer contentieux"</text:h>
      <text:p text:style-name="P19"/>
      <text:p text:style-name="P20"> </text:p>
      <text:p text:style-name="P20"><text:s/>pré-conditions:
* numéro de l'exemplaire associé au contentieux déjà connu/renseigné (dans le contexte)

scénario nominal:
1) renseigner le type et la formulation du contentieux
       (exemples: * exemplaire rendu très abimé , HS
                          * exemplaire déclaré perdu
                          * exemplaire un petit peu abîmé et nécessitant restauration)
2) enregistrer l'ensemble du contentieux dans le système informatique en fonction du contexte
3) afficher statut/résumé sur le contentieux </text:p>
      <text:p text:style-name="P18"/>
      <text:p text:style-name="P8"/>
      <text:p text:style-name="P16"><text:span text:style-name="T3"/></text:p>
      <text:h text:outline-level="3" text:style-name="Heading_20_3"><text:soft-page-break/>U.C. "enregistrer nouvel emprunt"</text:h>
      <text:p text:style-name="P19"/>
      <text:p text:style-name="P20"> </text:p>
      <text:p text:style-name="P20"><text:s/>scénario nominal:
1) identifier abonné (voir sous UC)
2) vérifier droits à emprunter (voir sous UC) et retouner le nombre maximum d'exemplaires autorisés à l'emprunt
3) pour chaque exemplaire à emprunter (dans la limite autorisée):
      a) renseigner le numéro de l'exemplaire à emprunter
      b) enregistrer l'emprunt dans le système informatique
4) afficher un résumé des opérations effectuées (et imprimer éventuellement une petite fiche) </text:p>
      <text:p text:style-name="P18"/>
      <text:p text:style-name="P8"/>
      <text:p text:style-name="P12"/>
      <text:p text:style-name="P11"><text:span text:style-name="T8"/><text:span text:style-name="T8"><draw:frame draw:name="Cadre3" draw:style-name="fr1" draw:z-index="1" svg:height="14.702753705815278cm" svg:width="16.595cm" text:anchor-type="as-char"><draw:text-box fo:min-height="1.457cm" svg:height="1.457cm"><draw:frame style:rel-height="scale" style:rel-width="100%" svg:height="14.702753705815278cm" svg:width="16.595cm" text:anchor-type="frame"><draw:image xlink:actuate="onLoad" xlink:href="Pictures/A4.png" xlink:show="embed" xlink:type="simple"/></draw:frame><text:p text:style-name="Frame_20_contents"/></draw:text-box></draw:frame></text:span><text:span text:style-name="T8"/></text:p>
      <text:p text:style-name="P10"/>
      <text:p text:style-name="P16"><text:span text:style-name="T3"/></text:p>
      <text:h text:outline-level="3" text:style-name="Heading_20_3"><text:soft-page-break/>U.C. "enregistrer_exemplaire_neuf"</text:h>
      <text:p text:style-name="P19"/>
      <text:p text:style-name="P20"> </text:p>
      <text:p text:style-name="P20"><text:s/>scénario nominal:
1) renseigner les informations liées au nouvel exemplaire (qui vient d'être acheté)
2) enregistrer ces informations dans le système informatique "bibliothèque" 
3) déclencher un enregistrement comptable de l'achat (voir sous UC)
4 afficher un résumé des opérations effectuées
 </text:p>
      <text:p text:style-name="P18"/>
      <text:p text:style-name="P8"/>
      <text:p text:style-name="P16"><text:span text:style-name="T3"/></text:p>
      <text:h text:outline-level="3" text:style-name="Heading_20_3"><text:soft-page-break/>U.C. "réintégrer exemplaire réparé"</text:h>
      <text:p text:style-name="P19"/>
      <text:p text:style-name="P20"> </text:p>
      <text:p text:style-name="P20"><text:s/>ok sans html </text:p>
      <text:p text:style-name="P18"/>
      <text:p text:style-name="P8"/>
      <text:p text:style-name="P16"><text:span text:style-name="T3"/></text:p>
      <text:h text:outline-level="3" text:style-name="Heading_20_3"><text:soft-page-break/>U.C. "identifier abonné"</text:h>
      <text:p text:style-name="P19"/>
      <text:p text:style-name="P20"> </text:p>
      <text:p text:style-name="P20"><text:s/>scénario nominal:
1) renseigner numéro abonné
2) rechercher abonné selon numéro
3) retourner les informations sur l'abonné identifié


scénario exception "abonné introuvable"
* si echec étape 2
   alors étape 3 remplacée par "remonter message d'erreur" . </text:p>
      <text:p text:style-name="P18"/>
      <text:p text:style-name="P8"/>
      <text:p text:style-name="P16"><text:span text:style-name="T3"/></text:p>
      <text:h text:outline-level="3" text:style-name="Heading_20_3"><text:soft-page-break/>U.C. "consulter_emprunts"</text:h>
      <text:p text:style-name="P19"/>
      <text:p text:style-name="P20"> </text:p>
      <text:p text:style-name="P20"><text:s/>scénario nominal:
1) identifier abonné (voir sous UC)
2) rechercher les emprunts (en cours) effectués par l'abonné précisé
3) afficher la liste des emprunts
 </text:p>
      <text:p text:style-name="P18"/>
      <text:p text:style-name="P8"/>
      <text:p text:style-name="P16"><text:span text:style-name="T3"/></text:p>
      <text:h text:outline-level="3" text:style-name="Heading_20_3"><text:soft-page-break/>U.C. "enregistrer retour/fin emprunt"</text:h>
      <text:p text:style-name="P19"/>
      <text:p text:style-name="P20"> </text:p>
      <text:p text:style-name="P20"><text:s/>scénario nominal:
1) enregistrer les numéros (et l'état physique = BON,ABIME,HS)  de chaque exemplaire rendu
2) pour chaque exemplaire rendu abimé ,effectuer les actions selon l'état (voir sous UC "gérer état exemplaire rendu")
3) afficher un résumé des opérations effectuées (avec statistique = nombre total d'emprunts en cours) </text:p>
      <text:p text:style-name="P18"/>
      <text:p text:style-name="P8"/>
      <text:p text:style-name="P16"><text:span text:style-name="T3"/></text:p>
      <text:h text:outline-level="3" text:style-name="Heading_20_3"><text:soft-page-break/>U.C. "gérer état exemplaire rendu"</text:h>
      <text:p text:style-name="P19"/>
      <text:p text:style-name="P20"> </text:p>
      <text:p text:style-name="P20"><text:s/>scénario nominal:
1) selon l'état physique =( BON,ABIME,HS)de l'exemplaire rendu: 
      * si rendu en bon état alors marquer exemplaire comme disponible
      * si rendu un peu abimé (ex: page prête à se détacher, ....)
            alors lancer une restauration et enregistrer l'incident (léger contentieux)
      * si rendu très abîmé (Hors Service) ou bien "déclaré perdu" 
            alors  enregistrer  "exemplaire HS" et enregistrer le contentieux
2) afficher un résumé des opérations effectuées </text:p>
      <text:p text:style-name="P18"/>
      <text:p text:style-name="P8"/>
      <text:p text:style-name="P16"><text:span text:style-name="T3"/></text:p>
      <text:h text:outline-level="3" text:style-name="Heading_20_3"><text:soft-page-break/>U.C. "gérer_contentieux"</text:h>
      <text:p text:style-name="P19"/>
      <text:p text:style-name="P20"> </text:p>
      <text:p text:style-name="P20"><text:s/>scénario nominal:
1) récupérer les informations d'un contentieux préalablement enregistré dans le système informatique
2) selon la nature du contentieux , effectuer une des opérations suivantes:
     si "un peu abîmé et nécessitant restauration"
            alors "avertissement la première fois (sur une période d'un an)"
                      et "demande d'un paiement de la restauration" les fois suivantes (sur une période d'un an).
     si "perdu" ou bien "rendu HS" 
            alors "demande d'un paiement dont le montant est le prix de l'exemplaire diminué par l'application
                        d'un coefficient de vétusté de 5% par an".
3) .... </text:p>
      <text:p text:style-name="P18"/>
      <text:p text:style-name="P8"/>
      <text:p text:style-name="P16"><text:span text:style-name="T3"/></text:p>
      <text:h text:outline-level="3" text:style-name="Heading_20_3"><text:soft-page-break/>U.C. "inscrire_nouvel_abonné"</text:h>
      <text:p text:style-name="P19"/>
      <text:p text:style-name="P20"> </text:p>
      <text:p text:style-name="P20"><text:s/>scénario nominal:
1) renseigner informations sur abonné (nom , prénom , adresse, ...) 
2) vérifier si pas déjà abonné
3) récupérer des photocopies des pièces justificatives liées aux conditions d'abonnement
4) enregistrer les informations sur l'abonné et les pièces justificatives dans le système informatique , génération d'un nouveau numéro d'abonné
5) imprimer une carte d'abonnement  (avec numéro d'abonné) et afficher un résumé des opérations effectuées </text:p>
      <text:p text:style-name="P18"/>
      <text:p text:style-name="P8"/>
      <text:p text:style-name="P16"><text:span text:style-name="T3"/>
</text:p>
    </office:text>
  </office:body>
</office:document-content>
</file>

<file path=styles.xml><?xml version="1.0" encoding="utf-8"?>
<office:document-styles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Tahoma1" svg:font-family="Tahoma"/>
    <style:font-face style:name="Times New Roman1" svg:font-family="'Times New Roman'"/>
    <style:font-face style:font-family-generic="modern" style:font-pitch="fixed" style:name="CourierNewPSMT" svg:font-family="CourierNewPSMT"/>
    <style:font-face style:font-pitch="variable" style:name="Lucida Sans Unicode" svg:font-family="'Lucida Sans Unicode'"/>
    <style:font-face style:font-pitch="variable" style:name="Tahoma" svg:font-family="Tahoma"/>
    <style:font-face style:font-adornments="Italique" style:font-family-generic="roman" style:font-pitch="variable" style:name="Garamond" svg:font-family="Garamond"/>
    <style:font-face style:font-family-generic="roman" style:font-pitch="variable" style:name="Times New Roman" svg:font-family="'Times New Roman'"/>
    <style:font-face style:font-family-generic="swiss" style:font-pitch="variable" style:name="Arial" svg:font-family="Arial"/>
    <style:font-face style:font-adornments="Italique" style:font-family-generic="swiss" style:font-pitch="variable" style:name="Arial1" svg:font-family="Arial"/>
    <style:font-face style:font-adornments="Gras" style:font-family-generic="swiss" style:font-pitch="variable" style:name="Arial Narrow" svg:font-family="'Arial Narrow'"/>
    <style:font-face style:font-adornments="Gras Italique" style:font-family-generic="swiss" style:font-pitch="variable" style:name="Arial Narrow1" svg:font-family="'Arial Narrow'"/>
    <style:font-face style:font-adornments="Normal" style:font-family-generic="swiss" style:font-pitch="variable" style:name="Arial Narrow2" svg:font-family="'Arial Narrow'"/>
    <style:font-face style:font-family-generic="system" style:font-pitch="variable" style:name="Mangal" svg:font-family="Mangal"/>
    <style:font-face style:font-family-generic="system" style:font-pitch="variable" style:name="SimSun" svg:font-family="SimSun"/>
  </office:font-face-decls>
  <office:styles>
    <style:default-style style:family="graphic">
      <style:graphic-properties draw:end-line-spacing-horizontal="0.283cm" draw:end-line-spacing-vertical="0.283cm" draw:fill-color="#cfe7f5" draw:shadow-offset-x="0.3cm" draw:shadow-offset-y="0.3cm" draw:start-line-spacing-horizontal="0.283cm" draw:start-line-spacing-vertical="0.283cm" fo:wrap-option="no-wrap" style:flow-with-text="false" svg:stroke-color="#808080"/>
      <style:paragraph-properties style:font-independent-line-spacing="false" style:line-break="strict" style:text-autospace="ideograph-alpha" style:writing-mode="lr-tb">
        <style:tab-stops/>
      </style:paragraph-properties>
      <style:text-properties fo:country="FR" fo:font-size="12pt" fo:language="fr"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FR" fo:font-size="12pt" fo:hyphenate="false" fo:hyphenation-push-char-count="2" fo:hyphenation-remain-char-count="2" fo:language="fr"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master-page-name="" style:name="Text_20_body" style:parent-style-name="Standard">
      <style:paragraph-properties fo:margin-bottom="0.212cm" fo:margin-top="0cm" loext:contextual-spacing="false" style:page-number="auto"/>
    </style:style>
    <style:style style:class="text" style:family="paragraph" style:name="Heading" style:next-style-name="Text_20_body" style:parent-style-name="Standard">
      <style:paragraph-properties fo:keep-with-next="always" fo:margin-bottom="0.212cm" fo:margin-top="0.423cm" loext:contextual-spacing="false"/>
      <style:text-properties fo:font-family="Arial" fo:font-size="14pt" style:font-family-asian="'Lucida Sans Unicode'" style:font-family-complex="Tahoma" style:font-family-generic="swiss" style:font-name="Arial" style:font-name-asian="Lucida Sans Unicode" style:font-name-complex="Tahoma" style:font-pitch="variable" style:font-pitch-asian="variable" style:font-pitch-complex="variable" style:font-size-asian="14pt" style:font-size-complex="14pt"/>
    </style:style>
    <style:style style:class="text" style:default-outline-level="1" style:display-name="Heading 1" style:family="paragraph" style:name="Heading_20_1" style:next-style-name="Standard" style:parent-style-name="Heading">
      <style:paragraph-properties fo:background-color="#ffffcc" fo:border="3pt double #008000" fo:break-before="page" fo:margin-bottom="0cm" fo:margin-left="0cm" fo:margin-right="0cm" fo:margin-top="0cm" fo:padding="0.049cm" fo:text-indent="0cm" loext:contextual-spacing="false" style:auto-text-indent="false" style:border-line-width="0.035cm 0.035cm 0.035cm">
        <style:background-image/>
      </style:paragraph-properties>
      <style:text-properties fo:background-color="transparent" fo:font-family="'Arial Narrow'" fo:font-size="24pt" fo:font-weight="bold" fo:text-shadow="none" style:font-family-generic="swiss" style:font-name="Arial Narrow" style:font-pitch="variable" style:font-size-asian="16.1000003814697pt" style:font-size-complex="16.1000003814697pt" style:font-style-name="Gras" style:font-weight-asian="bold" style:font-weight-complex="bold" style:text-outline="false" style:use-window-font-color="true"/>
    </style:style>
    <style:style style:class="text" style:default-outline-level="2" style:display-name="Heading 2" style:family="paragraph" style:name="Heading_20_2" style:next-style-name="Standard" style:parent-style-name="Heading">
      <style:paragraph-properties fo:background-color="#ffcc99" fo:margin-bottom="0cm" fo:margin-left="0.25cm" fo:margin-right="0cm" fo:margin-top="0cm" fo:text-indent="0cm" loext:contextual-spacing="false" style:auto-text-indent="false">
        <style:background-image/>
      </style:paragraph-properties>
      <style:text-properties fo:color="#000080" fo:font-family="'Arial Narrow'" fo:font-size="22pt" fo:font-style="normal" fo:font-weight="bold" fo:text-shadow="none" style:font-family-generic="swiss" style:font-name="Arial Narrow1" style:font-pitch="variable" style:font-size-asian="14pt" style:font-size-complex="14pt" style:font-style-asian="italic" style:font-style-complex="italic" style:font-style-name="Gras Italique" style:font-weight-asian="bold" style:font-weight-complex="bold" style:text-underline-color="font-color" style:text-underline-style="solid" style:text-underline-type="double" style:text-underline-width="auto"/>
    </style:style>
    <style:style style:class="text" style:default-outline-level="3" style:display-name="Heading 3" style:family="paragraph" style:master-page-name="" style:name="Heading_20_3" style:next-style-name="Standard" style:parent-style-name="Heading">
      <style:paragraph-properties fo:background-color="#ccffff" fo:margin-bottom="0cm" fo:margin-left="0.499cm" fo:margin-right="0cm" fo:margin-top="0cm" fo:text-indent="0cm" loext:contextual-spacing="false" style:auto-text-indent="false" style:page-number="auto">
        <style:background-image/>
      </style:paragraph-properties>
      <style:text-properties fo:color="#000000" fo:font-family="'Arial Narrow'" fo:font-size="18pt" fo:font-style="normal" fo:font-weight="bold" fo:text-shadow="none" style:font-family-generic="swiss" style:font-name="Arial Narrow" style:font-pitch="variable" style:font-size-asian="14pt" style:font-size-complex="14pt" style:font-style-name="Gras" style:font-weight-asian="bold" style:font-weight-complex="bold" style:text-underline-color="font-color" style:text-underline-style="solid" style:text-underline-width="auto"/>
    </style:style>
    <style:style style:class="text" style:default-outline-level="4" style:display-name="Heading 4" style:family="paragraph" style:name="Heading_20_4" style:next-style-name="Standard" style:parent-style-name="Heading">
      <style:paragraph-properties fo:background-color="transparent" fo:margin-bottom="0.21cm" fo:margin-left="0.75cm" fo:margin-right="0cm" fo:margin-top="0.42cm" fo:text-indent="0cm" loext:contextual-spacing="false" style:auto-text-indent="false">
        <style:tab-stops/>
        <style:background-image/>
      </style:paragraph-properties>
      <style:text-properties fo:color="#800080" fo:font-family="'Arial Narrow'" fo:font-size="16pt" fo:font-style="italic" fo:font-weight="bold" fo:text-shadow="none" style:font-family-generic="swiss" style:font-name="Arial Narrow" style:font-pitch="variable" style:font-size-asian="85%" style:font-size-complex="85%" style:font-style-asian="italic" style:font-style-complex="italic" style:font-style-name="Gras" style:font-weight-asian="bold" style:font-weight-complex="bold"/>
    </style:style>
    <style:style style:class="list" style:family="paragraph" style:name="List" style:parent-style-name="Text_20_body">
      <style:text-properties style:font-family-complex="Tahoma" style:font-name-complex="Tahoma1"/>
    </style:style>
    <style:style style:class="extra" style:family="paragraph" style:name="Header" style:parent-style-name="Standard">
      <style:paragraph-properties fo:border-bottom="0.06pt solid #000000" fo:border-left="none" fo:border-right="none" fo:border-top="none" fo:padding="0.049cm" fo:text-align="end" style:justify-single-word="false" text:line-number="0" text:number-lines="false">
        <style:tab-stops>
          <style:tab-stop style:position="8.5cm" style:type="center"/>
          <style:tab-stop style:position="17cm" style:type="right"/>
        </style:tab-stops>
      </style:paragraph-properties>
      <style:text-properties fo:font-family="Arial" fo:font-size="14pt" fo:font-style="italic" style:font-family-generic="swiss" style:font-name="Arial1" style:font-pitch="variable" style:font-style-name="Italique"/>
    </style:style>
    <style:style style:class="extra" style:family="paragraph" style:name="Footer" style:parent-style-name="Standard">
      <style:paragraph-properties fo:border-bottom="none" fo:border-left="none" fo:border-right="none" fo:border-top="0.06pt solid #000000" fo:padding="0.049cm" text:line-number="0" text:number-lines="false">
        <style:tab-stops>
          <style:tab-stop style:position="8.5cm" style:type="center"/>
          <style:tab-stop style:position="17cm" style:type="right"/>
        </style:tab-stops>
      </style:paragraph-properties>
      <style:text-properties fo:font-family="Arial" fo:font-size="14pt" fo:font-style="italic" style:font-family-generic="swiss" style:font-name="Arial1" style:font-pitch="variable" style:font-style-name="Italique"/>
    </style:style>
    <style:style style:class="extra" style:family="paragraph" style:name="Caption" style:parent-style-name="Standard">
      <style:paragraph-properties fo:margin-bottom="0.212cm" fo:margin-top="0.212cm" loext:contextual-spacing="false" text:line-number="0" text:number-lines="false"/>
      <style:text-properties fo:font-size="10pt" fo:font-style="italic" style:font-family-complex="Tahoma" style:font-name-complex="Tahoma1" style:font-size-asian="10pt" style:font-size-complex="10pt" style:font-style-asian="italic" style:font-style-complex="italic"/>
    </style:style>
    <style:style style:class="index" style:family="paragraph" style:name="Index" style:parent-style-name="Standard">
      <style:paragraph-properties text:line-number="0" text:number-lines="false"/>
      <style:text-properties style:font-family-complex="Tahoma" style:font-name-complex="Tahoma1"/>
    </style:style>
    <style:style style:class="text" style:family="paragraph" style:name="code" style:parent-style-name="Standard">
      <style:paragraph-properties fo:border="0.99pt solid #355e00" fo:padding="0.049cm"/>
      <style:text-properties fo:font-family="'Arial Narrow'" fo:font-size="14pt" style:font-family-generic="swiss" style:font-name="Arial Narrow2" style:font-pitch="variable" style:font-style-name="Normal"/>
    </style:style>
    <style:style style:class="text" style:family="paragraph" style:name="citation" style:parent-style-name="Standard">
      <style:text-properties fo:font-family="Garamond" fo:font-size="18pt" fo:font-style="italic" style:font-family-generic="roman" style:font-name="Garamond" style:font-pitch="variable" style:font-style-name="Italique"/>
    </style:style>
    <style:style style:class="extra" style:display-name="Frame contents" style:family="paragraph" style:name="Frame_20_contents" style:parent-style-name="Text_20_body"/>
    <style:style style:class="extra" style:family="paragraph" style:name="Text" style:parent-style-name="Standard">
      <style:paragraph-properties fo:line-height="150%" fo:margin-bottom="0cm" fo:margin-top="0cm" loext:contextual-spacing="false"/>
      <style:text-properties fo:font-size="12pt" style:font-size-asian="12pt" style:font-size-complex="12pt"/>
    </style:style>
    <style:style style:display-name="Footnote Symbol" style:family="text" style:name="Footnote_20_Symbol"/>
    <style:style style:display-name="Endnote Symbol" style:family="text" style:name="Endnote_20_Symbol"/>
    <style:style style:family="graphic" style:name="Frame">
      <style:graphic-properties fo:border="0.06pt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I" style:num-suffix=" - " text:level="1">
        <style:list-level-properties/>
      </text:outline-level-style>
      <text:outline-level-style style:num-format="1" style:num-suffix=". " text:level="2">
        <style:list-level-properties/>
      </text:outline-level-style>
      <text:outline-level-style style:num-format="1" style:num-suffix=". " text:display-levels="2" text:level="3">
        <style:list-level-properties/>
      </text:outline-level-style>
      <text:outline-level-style style:num-format="a" style:num-suffix=". " text:display-levels="3" text:level="4">
        <style:list-level-properties/>
      </text:outline-level-style>
      <text:outline-level-style style:num-format="" text:level="5">
        <style:list-level-properties/>
      </text:outline-level-style>
      <text:outline-level-style style:num-format="" text:level="6">
        <style:list-level-properties/>
      </text:outline-level-style>
      <text:outline-level-style style:num-format="" text:level="7">
        <style:list-level-properties/>
      </text:outline-level-style>
      <text:outline-level-style style:num-format="" text:level="8">
        <style:list-level-properties/>
      </text:outline-level-style>
      <text:outline-level-style style:num-format="" text:level="9">
        <style:list-level-properties/>
      </text:outline-level-style>
      <text:outline-level-style style:num-format="" text:level="10">
        <style:list-level-properties/>
      </text:outline-level-style>
    </text:outline-style>
    <text:notes-configuration style:num-format="1" text:citation-style-name="Footnote_20_Symbol" text:footnotes-position="page" text:note-class="footnote" text:start-numbering-at="page" text:start-value="0"/>
    <text:notes-configuration style:num-format="1" text:citation-style-name="Endnote_20_Symbol" text:master-page-name="Endnote" text:note-class="endnote" text:start-value="0"/>
    <text:linenumbering-configuration style:num-format="1" text:increment="5" text:number-lines="false" text:number-position="left" text:offset="0.499cm"/>
  </office:styles>
  <office:automatic-styles>
    <style:page-layout style:name="Mpm1">
      <style:page-layout-properties fo:margin-bottom="1cm" fo:margin-left="2cm" fo:margin-right="2cm" fo:margin-top="1cm" fo:page-height="29.7cm" fo:page-width="21.001cm" style:footnote-max-height="0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header-footer-properties fo:margin-bottom="0.499cm" fo:margin-left="0cm" fo:margin-right="0cm" fo:min-height="0cm"/>
      </style:header-style>
      <style:footer-style>
        <style:header-footer-properties fo:margin-left="0cm" fo:margin-right="0cm" fo:margin-top="0.499cm" fo:min-height="0cm"/>
      </style:footer-style>
    </style:page-layout>
    <style:page-layout style:name="Mpm2">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line-style="none" style:rel-width="25%"/>
      </style:page-layout-properties>
      <style:header-style/>
      <style:footer-style/>
    </style:page-layout>
    <style:page-layout style:name="Mpm3">
      <style:page-layout-properties fo:margin-bottom="0.183cm" fo:margin-left="2cm" fo:margin-right="2cm" fo:margin-top="1.27cm" fo:page-height="29.699cm" fo:page-width="20.999cm" style:footnote-max-height="0cm" style:layout-grid-base-height="0.353cm" style:layout-grid-color="#c0c0c0" style:layout-grid-display="false" style:layout-grid-lines="44" style:layout-grid-mode="none" style:layout-grid-print="false" style:layout-grid-ruby-below="false" style:layout-grid-ruby-height="0.282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style:header>
        <text:p text:style-name="Header"><text:chapter text:display="number-and-name" text:outline-level="1">I - Expression des besoins fonctionnels</text:chapter></text:p>
      </style:header>
      <style:footer>
        <text:p text:style-name="Footer">Cours XXX<text:tab/>-<text:tab/>Page <text:page-number text:select-page="current">2</text:page-number></text:p>
      </style:footer>
    </style:master-page>
    <style:master-page style:name="Endnote" style:page-layout-name="Mpm2"/>
    <style:master-page style:display-name="First Page" style:name="First_20_Page" style:next-style-name="Standard"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Defrance Didier</meta:initial-creator>
    <meta:creation-date>2004-12-27T10:47:39</meta:creation-date>
    <dc:date>2015-09-26T12:36:23.696000000</dc:date>
    <dc:language>fr-FR</dc:language>
    <meta:editing-cycles>124</meta:editing-cycles>
    <meta:editing-duration>PT6H3M59S</meta:editing-duration>
    <meta:document-statistic meta:table-count="0" meta:image-count="0" meta:object-count="0" meta:page-count="2" meta:paragraph-count="41" meta:word-count="156" meta:character-count="1756" meta:non-whitespace-character-count="1630"/>
    <meta:user-defined meta:name="Info 1"/>
    <meta:user-defined meta:name="Info 2"/>
    <meta:user-defined meta:name="Info 3"/>
    <meta:user-defined meta:name="Info 4"/>
  </office:meta>
</office:document-meta>
</file>